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16pt" style:font-size-complex="16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9" style:family="paragraph" style:parent-style-name="Text_20_body">
      <style:paragraph-properties fo:margin-top="0cm" fo:margin-bottom="0cm" fo:line-height="138%" style:writing-mode="lr-tb"/>
    </style:style>
    <style:style style:name="P10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1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15" style:family="paragraph" style:parent-style-name="Table_20_Contents">
      <style:paragraph-properties fo:text-align="end" style:justify-single-word="false"/>
      <style:text-properties fo:font-size="18pt" style:font-size-asian="18pt" style:language-asian="ja" style:country-asian="JP" style:font-size-complex="18pt"/>
    </style:style>
    <style:style style:name="P16" style:family="paragraph" style:parent-style-name="Text_20_body">
      <style:text-properties fo:font-size="15pt" style:font-size-asian="15pt" style:font-size-complex="15pt"/>
    </style:style>
    <style:style style:name="P17" style:family="paragraph" style:parent-style-name="Text_20_body">
      <style:text-properties fo:font-size="16pt" style:font-size-asian="16pt" style:font-size-complex="16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weight-asian="bold" style:font-size-complex="20pt" style:font-weight-complex="bold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6" style:family="paragraph" style:parent-style-name="Table_20_Contents">
      <style:text-properties style:font-name="Arial1" fo:font-size="14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 style:language-asian="ja" style:country-asian="JP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16pt" style:text-underline-style="none" style:text-blinking="false" fo:background-color="transparent" style:font-size-asian="16pt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language-asian="ja" style:country-asian="JP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------------------------------------------------------------</text:p>
      <text:p text:style-name="P3">[XXXX]</text:p>
      <text:p text:style-name="Text_20_body"/>
      <text:p text:style-name="P8"><text:span text:style-name="T1">1. </text:span><text:a xlink:type="simple" xlink:href="https://www.hespress.com/international/439175.html" text:style-name="Internet_20_link" text:visited-style-name="Visited_20_Internet_20_Link"><text:span text:style-name="T2">https://www.hespress.com/international/439175.html</text:span></text:a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12">المنزل، كما اعتدوا برش الغاز </text:p>
          </table:table-cell>
        </table:table-row>
        <table:table-row>
          <table:table-cell table:style-name="表14.A2" office:value-type="string">
            <text:p text:style-name="P13">alghazu : gas / barshon : spray / a<text:span text:style-name="T9">A</text:span>tadaw : assaulted / kama : as / almanzilu : house</text:p>
          </table:table-cell>
        </table:table-row>
      </table:table>
      <text:p text:style-name="P4"/>
      <table:table table:name="表15" table:style-name="表15">
        <table:table-column table:style-name="表15.A"/>
        <table:table-row>
          <table:table-cell table:style-name="表15.A1" office:value-type="string">
            <text:p text:style-name="P12">على وجوههم، فضلاً عن إلقاء قنابل </text:p>
          </table:table-cell>
        </table:table-row>
        <table:table-row>
          <table:table-cell table:style-name="表15.A2" office:value-type="string">
            <text:p text:style-name="P13"><text:span text:style-name="T10">Qanabilu : bombs / Ilqaa</text:span><text:span text:style-name="T9">U</text:span><text:span text:style-name="T10"> : throw</text:span><text:span text:style-name="T9"> / AA</text:span>n : on / fd^lan : as well as / wudhuhu'hom : their faces / <text:span text:style-name="T9">A</text:span>alaa : on</text:p>
          </table:table-cell>
        </table:table-row>
      </table:table>
      <text:p text:style-name="P10"/>
      <table:table table:name="表1" table:style-name="表1">
        <table:table-column table:style-name="表1.A"/>
        <table:table-row>
          <table:table-cell table:style-name="表1.A1" office:value-type="string">
            <text:p text:style-name="P12">صوتية داخل المنزل لترويع من فيه.</text:p>
          </table:table-cell>
        </table:table-row>
        <table:table-row>
          <table:table-cell table:style-name="表1.A2" office:value-type="string">
            <text:p text:style-name="P13">fiy : in it / min : from,who / li'tarwiya<text:span text:style-name="T9">I</text:span> : to terrorize / almanzilu : house / daaxila : inside / s^awtiyaton : sonic</text:p>
          </table:table-cell>
        </table:table-row>
      </table:table>
      <text:p text:style-name="P4"/>
      <table:table table:name="表2" table:style-name="表2">
        <table:table-column table:style-name="表2.A"/>
        <table:table-row>
          <table:table-cell table:style-name="表2.A1" office:value-type="string">
            <text:p text:style-name="P12">الاحتلال دفع بنحو ألف من عناصره</text:p>
          </table:table-cell>
        </table:table-row>
        <table:table-row>
          <table:table-cell table:style-name="表2.A2" office:value-type="string">
            <text:p text:style-name="P13">Aanas^ir'hu : elements of it / min / Alf : a thousand / bi'nachwan : about it / dafa<text:span text:style-name="T9">A</text:span> : pay / Al'Achtilalu : Occupation</text:p>
          </table:table-cell>
        </table:table-row>
      </table:table>
      <text:p text:style-name="P10"/>
      <text:p text:style-name="P8"><text:span text:style-name="T3">[next] </text:span><text:span text:style-name="T6">XX:XX</text:span><text:span text:style-name="T7"> “وعشرات الآليات</text:span><text:span text:style-name="T3">”</text:span></text:p>
      <text:p text:style-name="Text_20_body"/>
      <text:p text:style-name="P4">[/  20190818_092813]</text:p>
      <text:p text:style-name="P7"/>
      <text:p text:style-name="P1"/>
      <text:p text:style-name="P3">------------------------------------------------------------</text:p>
      <text:p text:style-name="P3"><text:soft-page-break/>[20190819_094733]</text:p>
      <text:p text:style-name="Text_20_body"/>
      <text:p text:style-name="P8"><text:span text:style-name="T1">1. XXX </text:span><text:span text:style-name="T2">XX:XX</text:span></text:p>
      <text:p text:style-name="Text_20_body"/>
      <table:table table:name="表5" table:style-name="表5">
        <table:table-column table:style-name="表5.A"/>
        <table:table-row>
          <table:table-cell table:style-name="表5.A1" office:value-type="string">
            <text:p text:style-name="P12">وعشرات الآليات العسكرية</text:p>
          </table:table-cell>
        </table:table-row>
        <table:table-row>
          <table:table-cell table:style-name="表5.A2" office:value-type="string">
            <text:p text:style-name="P13"><text:s/>/ alAskariya:hu : Military <text:s/>/ alAliya:tu : Mechanisms <text:s/>/ wa'<text:span text:style-name="T9">A</text:span>shra:tun : Dozens </text:p>
          </table:table-cell>
        </table:table-row>
      </table:table>
      <text:p text:style-name="P4"/>
      <table:table table:name="表6" table:style-name="表6">
        <table:table-column table:style-name="表6.A"/>
        <table:table-row>
          <table:table-cell table:style-name="表6.A1" office:value-type="string">
            <text:p text:style-name="P12"><text:s/>والبلدوزرات الضخمة إلى المنطقة، </text:p>
          </table:table-cell>
        </table:table-row>
        <table:table-row>
          <table:table-cell table:style-name="表6.A2" office:value-type="string">
            <text:p text:style-name="P13">almint^aqa: : Region / Ila : to,for / ald^axma: : <text:s/>Huge <text:s/>/ albildawzaratu : Bulldozers</text:p>
          </table:table-cell>
        </table:table-row>
      </table:table>
      <text:p text:style-name="P10"/>
      <table:table table:name="表7" table:style-name="表7">
        <table:table-column table:style-name="表7.A"/>
        <table:table-row>
          <table:table-cell table:style-name="表7.A1" office:value-type="string">
            <text:p text:style-name="P12">لتنفيذ أكبر عملية هدم جماعي في القدس،</text:p>
          </table:table-cell>
        </table:table-row>
        <table:table-row>
          <table:table-cell table:style-name="表7.A2" office:value-type="string">
            <text:p text:style-name="P13"/>
          </table:table-cell>
        </table:table-row>
      </table:table>
      <text:p text:style-name="P8"><text:span text:style-name="T3">[next] </text:span><text:span text:style-name="T6">XX:XX</text:span><text:span text:style-name="T7"> “</text:span><text:span text:style-name="T3">XXX”</text:span></text:p>
      <text:p text:style-name="Text_20_body"/>
      <text:p text:style-name="P4">[/  20190819_103138]</text:p>
      <text:p text:style-name="P7"/>
      <text:p text:style-name="P2"/>
      <text:p text:style-name="P3">------------------------------------------------------------</text:p>
      <text:p text:style-name="P3">[20191022_224331]</text:p>
      <text:p text:style-name="Text_20_body"/>
      <text:p text:style-name="P8"><text:span text:style-name="T1">1. XXX </text:span><text:span text:style-name="T2">XX:XX</text:span></text:p>
      <text:p text:style-name="Text_20_body"><text:a xlink:type="simple" xlink:href="https://www.hespress.com/" text:style-name="Internet_20_link" text:visited-style-name="Visited_20_Internet_20_Link"><text:span text:style-name="T12">https://www.hespress.com</text:span></text:a></text:p>
      <table:table table:name="表8" table:style-name="表8">
        <table:table-column table:style-name="表8.A"/>
        <table:table-row>
          <table:table-cell table:style-name="表8.A1" office:value-type="string">
            <text:p text:style-name="P12">14:31</text:p>
            <text:p text:style-name="P12">سعداني يتشبث بموقفه </text:p>
          </table:table-cell>
        </table:table-row>
        <table:table-row>
          <table:table-cell table:style-name="表8.A2" office:value-type="string">
            <text:p text:style-name="P14">sa<text:span text:style-name="T9">A</text:span>daniy / yatashabathu ~ cling / bimawq'fii ~ his pos<text:span text:style-name="T11">ition</text:span></text:p>
          </table:table-cell>
        </table:table-row>
        <text:soft-page-break/>
        <table:table-row>
          <table:table-cell table:style-name="表8.A2" office:value-type="string">
            <text:p text:style-name="P12">من قضية مغربية الصحراء</text:p>
          </table:table-cell>
        </table:table-row>
        <table:table-row>
          <table:table-cell table:style-name="表8.A2" office:value-type="string">
            <text:p text:style-name="P15">of ~ min / qad^iatu ~ issue / maghribiyaton ~ Morocco / al's^ach'ra:u</text:p>
          </table:table-cell>
        </table:table-row>
      </table:table>
      <text:p text:style-name="P4"/>
      <table:table table:name="表9" table:style-name="表9">
        <table:table-column table:style-name="表9.A"/>
        <table:table-row>
          <table:table-cell table:style-name="表9.A1" office:value-type="string">
            <text:p text:style-name="P12">14:10</text:p>
            <text:p text:style-name="P12">مديرية التعليم ببني ملال تنفي وجود خروقات‎</text:p>
          </table:table-cell>
        </table:table-row>
        <table:table-row>
          <table:table-cell table:style-name="表9.A2" office:value-type="string">
            <text:p text:style-name="P12"/>
          </table:table-cell>
        </table:table-row>
        <table:table-row>
          <table:table-cell table:style-name="表9.A2" office:value-type="string">
            <text:p text:style-name="P12"/>
          </table:table-cell>
        </table:table-row>
        <table:table-row>
          <table:table-cell table:style-name="表9.A2" office:value-type="string">
            <text:p text:style-name="P13"/>
          </table:table-cell>
        </table:table-row>
        <table:table-row>
          <table:table-cell table:style-name="表9.A2" office:value-type="string">
            <text:p text:style-name="P12"/>
          </table:table-cell>
        </table:table-row>
        <table:table-row>
          <table:table-cell table:style-name="表9.A2" office:value-type="string">
            <text:p text:style-name="P13"/>
          </table:table-cell>
        </table:table-row>
      </table:table>
      <text:p text:style-name="P12">13:40</text:p>
      <text:p text:style-name="P12">كرواتيا تقترب من الانضمام إلى منطقة دول "شنغن"</text:p>
      <text:p text:style-name="P12">13:20</text:p>
      <text:p text:style-name="P12">الأمن يوقف شابا متورطا في اعتداءات بالقنيطرة‬</text:p>
      <text:p text:style-name="P12">12:41</text:p>
      <text:p text:style-name="P12">الأمم المتحدة تحذر أوروبا من انخفاض عدد السكان</text:p>
      <text:p text:style-name="P12">12:23</text:p>
      <text:p text:style-name="P12">نشرة جوية خاصة: أمطار عاصفية وثلوج بالمغرب</text:p>
      <text:p text:style-name="P12">11:48</text:p>
      <text:p text:style-name="P12">ساكنة قرى بأزيلال تطالب بالعمل في منجم محلي</text:p>
      <text:p text:style-name="P12">11:05</text:p>
      <text:p text:style-name="P12">شاب يقتل والده ويقطعه إلى أطراف بعين حرودة</text:p>
      <text:p text:style-name="P12"><text:soft-page-break/>10:40</text:p>
      <text:p text:style-name="P12">ائتلاف يطلب الترخيص بزيارة المعتقل ربيع الأبلق</text:p>
      <text:p text:style-name="P12">10:30</text:p>
      <text:p text:style-name="P11">الأشغال تعود إلى مشاريع تنموية متعثرة بتنغير</text:p>
      <text:p text:style-name="P8"><text:span text:style-name="T3">[next] con</text:span><text:span text:style-name="T4">tinue</text:span></text:p>
      <text:p text:style-name="Text_20_body"/>
      <text:p text:style-name="P4">[/  20191022_225801]</text:p>
      <text:p text:style-name="P7"/>
      <text:p text:style-name="P2"/>
      <text:p text:style-name="P3">------------------------------------------------------------</text:p>
      <text:p text:style-name="P3">[XXXX]</text:p>
      <text:p text:style-name="Text_20_body"><text:a xlink:type="simple" xlink:href="https://quran.com/1" text:style-name="Internet_20_link" text:visited-style-name="Visited_20_Internet_20_Link"><text:span text:style-name="T13">https://quran.com/1</text:span></text:a><text:span text:style-name="T13"> &lt;== word-by-word dictation</text:span></text:p>
      <text:p text:style-name="P16"><text:a xlink:type="simple" xlink:href="https://www.quranful.com/" text:style-name="Internet_20_link" text:visited-style-name="Visited_20_Internet_20_Link">https://www.quranful.com</text:a> &lt;== for text copying</text:p>
      <text:p text:style-name="P16"><text:a xlink:type="simple" xlink:href="https://www.quranful.com/" text:style-name="Internet_20_link" text:visited-style-name="Visited_20_Internet_20_Link">https://www.quranful.com</text:a> &lt;== for dictation</text:p>
      <text:p text:style-name="P16"/>
      <text:p text:style-name="P9"><text:span text:style-name="T1">1. XXX </text:span><text:span text:style-name="T2">XX:XX</text:span></text:p>
      <table:table table:name="表4" table:style-name="表4">
        <table:table-column table:style-name="表4.A"/>
        <table:table-row>
          <table:table-cell table:style-name="表4.A1" office:value-type="string">
            <text:p text:style-name="P12">بِسْمِ اللَّهِ الرَّحْمَـٰنِ الرَّحِيمِ</text:p>
          </table:table-cell>
        </table:table-row>
        <table:table-row>
          <table:table-cell table:style-name="表4.A2" office:value-type="string">
            <text:p text:style-name="P13">bismi / a'la:hi: / alwach'ma:ni: / alwach:m</text:p>
          </table:table-cell>
        </table:table-row>
      </table:table>
      <text:p text:style-name="P6">2. 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2"><text:s/>ٱلْحَمْدُ لِلَّهِ رَبِّ ٱلْعَٰلَمِينَ</text:p>
          </table:table-cell>
        </table:table-row>
        <table:table-row>
          <table:table-cell table:style-name="表16.A2" office:value-type="string">
            <text:p text:style-name="P13">alchamdu: ~ all praises / li'la:hi: ~ to Allah / ra'bi: ~ the lord / al'<text:span text:style-name="T9">A</text:span>:lamiyn ~ of the worlds</text:p>
          </table:table-cell>
        </table:table-row>
      </table:table>
      <text:p text:style-name="P6">3. 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2">aaa</text:p>
          </table:table-cell>
        </table:table-row>
        <table:table-row>
          <table:table-cell table:style-name="表17.A2" office:value-type="string">
            <text:p text:style-name="P13"/>
          </table:table-cell>
        </table:table-row>
      </table:table>
      <text:p text:style-name="P6">4. </text:p>
      <table:table table:name="表18" table:style-name="表18">
        <table:table-column table:style-name="表18.A"/>
        <text:soft-page-break/>
        <table:table-row>
          <table:table-cell table:style-name="表18.A1" office:value-type="string">
            <text:p text:style-name="P12">aaa</text:p>
          </table:table-cell>
        </table:table-row>
        <table:table-row>
          <table:table-cell table:style-name="表18.A2" office:value-type="string">
            <text:p text:style-name="P13"/>
          </table:table-cell>
        </table:table-row>
      </table:table>
      <text:p text:style-name="P6">5. 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2">aaa</text:p>
          </table:table-cell>
        </table:table-row>
        <table:table-row>
          <table:table-cell table:style-name="表19.A2" office:value-type="string">
            <text:p text:style-name="P13"/>
          </table:table-cell>
        </table:table-row>
      </table:table>
      <text:p text:style-name="P4"/>
      <text:p text:style-name="P8"><text:span text:style-name="T3">[next] </text:span><text:span text:style-name="T6">1:3</text:span><text:span text:style-name="T8"> “Al-Fatihah</text:span><text:span text:style-name="T5">”</text:span></text:p>
      <text:p text:style-name="P17"/>
      <text:p text:style-name="P5">[/  20191110_131523]</text:p>
      <text:p text:style-name="Text_20_body"/>
      <text:p text:style-name="P2"/>
      <text:p text:style-name="P3">------------------------------------------------------------</text:p>
      <text:p text:style-name="P3">[XXXX]</text:p>
      <text:p text:style-name="Text_20_body"/>
      <text:p text:style-name="P9"><text:span text:style-name="T1">1. </text:span><text:a xlink:type="simple" xlink:href="https://www.moqawama.org/" text:style-name="Internet_20_link" text:visited-style-name="Visited_20_Internet_20_Link">https://www.moqawama.org/</text:a><text:span text:style-name="T2"> </text:span>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2">العدو هدم 165 منزلًا </text:p>
            <text:p text:style-name="P12">في القدس المحتلة منذ</text:p>
            <text:p text:style-name="P12"><text:s/>مطلع 2019</text:p>
          </table:table-cell>
        </table:table-row>
        <table:table-row>
          <table:table-cell table:style-name="表20.A2" office:value-type="string">
            <text:p text:style-name="P13">alAdwu ~ enemy / hadumu ~ demolished / manzilan ~ a house</text:p>
            <text:p text:style-name="P13">in / al-quts / al'muchatala:hu / munTH ~ since</text:p>
            <text:p text:style-name="P13">mat^ala<text:span text:style-name="T9">U</text:span> ~ early</text:p>
          </table:table-cell>
        </table:table-row>
      </table:table>
      <text:p text:style-name="P4"/>
      <text:p text:style-name="P8"><text:span text:style-name="T3">[next] </text:span><text:span text:style-name="T6">XX:XX</text:span><text:span text:style-name="T7"> “</text:span><text:span text:style-name="T3">XXX”</text:span></text:p>
      <text:p text:style-name="Text_20_body"/>
      <text:p text:style-name="P4">[/  20191215_213835]</text:p>
      <text:p text:style-name="Text_20_body"/>
      <text:p text:style-name="P2">@@@</text:p>
      <text:p text:style-name="P3"><text:soft-page-break/>------------------------------------------------------------</text:p>
      <text:p text:style-name="P3">[XXXX]</text:p>
      <text:p text:style-name="Text_20_body"/>
      <text:p text:style-name="P9"><text:span text:style-name="T1">1. </text:span><text:a xlink:type="simple" xlink:href="https://www.moqawama.org/" text:style-name="Internet_20_link" text:visited-style-name="Visited_20_Internet_20_Link">https://www.moqawama.org/</text:a><text:span text:style-name="T2"> </text:span>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2">aaa</text:p>
          </table:table-cell>
        </table:table-row>
        <table:table-row>
          <table:table-cell table:style-name="表11.A2" office:value-type="string">
            <text:p text:style-name="P13"/>
          </table:table-cell>
        </table:table-row>
      </table:table>
      <text:p text:style-name="P6">2. 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2">aaa</text:p>
          </table:table-cell>
        </table:table-row>
        <table:table-row>
          <table:table-cell table:style-name="表12.A2" office:value-type="string">
            <text:p text:style-name="P13"/>
          </table:table-cell>
        </table:table-row>
      </table:table>
      <text:p text:style-name="P4"/>
      <text:p text:style-name="P8"><text:span text:style-name="T3">[next] </text:span><text:span text:style-name="T6">XX:XX</text:span><text:span text:style-name="T7"> “</text:span><text:span text:style-name="T3">XXX”</text:span></text:p>
      <text:p text:style-name="Text_20_body"/>
      <text:p text:style-name="P4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7"/>
      <text:p text:style-name="P7">------------------------------------------------------------ TEMPLATE</text:p>
      <text:p text:style-name="P3">------------------------------------------------------------</text:p>
      <text:p text:style-name="P3">[XXXX]</text:p>
      <text:p text:style-name="Text_20_body"/>
      <text:p text:style-name="P9"><text:span text:style-name="T1">1. XXX </text:span><text:span text:style-name="T2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2">aaa</text:p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6">2. </text:p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2">aaa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4"/>
      <text:p text:style-name="P8"><text:span text:style-name="T3">[next] </text:span><text:span text:style-name="T6">XX:XX</text:span><text:span text:style-name="T7"> “</text:span><text:span text:style-name="T3">XXX”</text:span></text:p>
      <text:p text:style-name="Text_20_body"/>
      <text:p text:style-name="P4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Text_20_body"><text:a xlink:type="simple" xlink:href="https://forum.openoffice.org/en/forum/viewtopic.php?f=6&amp;t=23943" text:style-name="Internet_20_link" text:visited-style-name="Visited_20_Internet_20_Link">https://forum.openoffice.org/en/forum/viewtopic.php?f=6&amp;t=23943</text:a> &lt;== automatic capitalization 20190819_095715</text:p>
      <text:p text:style-name="Text_20_body"/>
      <text:p text:style-name="Text_20_body"/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/>
          </table:table-cell>
          <table:table-cell table:style-name="表236.C2" office:value-type="string">
            <text:p text:style-name="P26"/>
          </table:table-cell>
        </table:table-row>
      </table:table>
      <text:p text:style-name="Standard"/>
      <text:p text:style-name="P7">===================== EOF =====================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8T09:02:51.20</meta:creation-date>
    <dc:date>2019-12-15T21:40:03.73</dc:date>
    <dc:creator>iwabuchi ken</dc:creator>
    <meta:editing-duration>PT1H56M12S</meta:editing-duration>
    <meta:editing-cycles>13</meta:editing-cycles>
    <meta:generator>OpenOffice/4.1.3$Win32 OpenOffice.org_project/413m1$Build-9783</meta:generator>
    <meta:document-statistic meta:table-count="20" meta:image-count="0" meta:object-count="0" meta:page-count="7" meta:paragraph-count="109" meta:word-count="461" meta:character-count="3246"/>
  </office:meta>
</office:document-meta>
</file>